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7.0602in" style:type="right" style:leader-style="dotted" style:leader-text="."/>
        </style:tab-stops>
      </style:paragraph-properties>
    </style:style>
    <style:style style:name="P30" style:family="paragraph" style:parent-style-name="Contents_20_2">
      <style:paragraph-properties>
        <style:tab-stops>
          <style:tab-stop style:position="6.8839in" style:type="right"/>
        </style:tab-stops>
      </style:paragraph-properties>
    </style:style>
    <style:style style:name="P31" style:family="paragraph" style:parent-style-name="Index_20_1">
      <style:paragraph-properties>
        <style:tab-stops>
          <style:tab-stop style:position="7.0807in" style:type="right"/>
        </style:tab-stops>
      </style:paragraph-properties>
    </style:style>
    <style:style style:name="P32" style:family="paragraph" style:parent-style-name="Index_20_Separator">
      <style:paragraph-properties>
        <style:tab-stops/>
      </style:paragraph-properties>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5">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8">
      <style:paragraph-properties fo:text-align="justify" style:justify-single-word="false"/>
    </style:style>
    <style:style style:name="P40" style:family="paragraph" style:parent-style-name="Text_20_body" style:list-style-name="L10">
      <style:paragraph-properties fo:text-align="justify" style:justify-single-word="false"/>
    </style:style>
    <style:style style:name="P41" style:family="paragraph" style:parent-style-name="Text_20_body" style:list-style-name="L11">
      <style:paragraph-properties fo:text-align="justify" style:justify-single-word="false"/>
    </style:style>
    <style:style style:name="P42" style:family="paragraph" style:parent-style-name="Text_20_body" style:list-style-name="L12">
      <style:paragraph-properties fo:text-align="justify" style:justify-single-word="false"/>
    </style:style>
    <style:style style:name="P43" style:family="paragraph" style:parent-style-name="Text_20_body" style:list-style-name="L13">
      <style:paragraph-properties fo:text-align="justify" style:justify-single-word="false"/>
    </style:style>
    <style:style style:name="P44" style:family="paragraph" style:parent-style-name="Text_20_body" style:list-style-name="L14">
      <style:paragraph-properties fo:text-align="justify" style:justify-single-word="false"/>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2,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8">Table of Contents</text:p>
          </text:index-title>
          <text:p text:style-name="P29">The MIT License (MIT).<text:tab/>5</text:p>
          <text:p text:style-name="P29">Introduction<text:tab/>6</text:p>
          <text:p text:style-name="P30">About the name fOOrth<text:tab/>6</text:p>
          <text:p text:style-name="P30">How fOOrth came to be<text:tab/>6</text:p>
          <text:p text:style-name="P30">Goals and Principles<text:tab/>7</text:p>
          <text:p text:style-name="P30">Report Card<text:tab/>8</text:p>
          <text:p text:style-name="P30">Special Note<text:tab/>8</text:p>
          <text:p text:style-name="P29">Installation<text:tab/>9</text:p>
          <text:p text:style-name="P30">Ruby<text:tab/>9</text:p>
          <text:p text:style-name="P30">fOOrth<text:tab/>9</text:p>
          <text:p text:style-name="P30">Running fOOrth<text:tab/>10</text:p>
          <text:p text:style-name="P30">Source Archive<text:tab/>10</text:p>
          <text:p text:style-name="P29">First Steps<text:tab/>11</text:p>
          <text:p text:style-name="P29">The Syntax and Style of fOOrth<text:tab/>13</text:p>
          <text:p text:style-name="P30">Syntax<text:tab/>13</text:p>
          <text:p text:style-name="P30">Spaces<text:tab/>13</text:p>
          <text:p text:style-name="P30">Comments<text:tab/>13</text:p>
          <text:p text:style-name="P30">String Literals<text:tab/>13</text:p>
          <text:p text:style-name="P30">Numeric Literals<text:tab/>14</text:p>
          <text:p text:style-name="P29">A fOOrth Calculator<text:tab/>15</text:p>
          <text:p text:style-name="P30">The Basics<text:tab/>15</text:p>
          <text:p text:style-name="P30">Stack Manipulation<text:tab/>16</text:p>
          <text:p text:style-name="P30">Programming<text:tab/>18</text:p>
          <text:p text:style-name="P30">Control Structures<text:tab/>19</text:p>
          <text:p text:style-name="P30">Data Memory<text:tab/>19</text:p>
          <text:p text:style-name="P29">The Class Tree<text:tab/>20</text:p>
          <text:p text:style-name="P30">A Brief Overview<text:tab/>20</text:p>
          <text:p text:style-name="P29">Method Mapping<text:tab/>22</text:p>
          <text:p text:style-name="P29">Routing<text:tab/>23</text:p>
          <text:p text:style-name="P30">Routing Internals<text:tab/>24</text:p>
          <text:p text:style-name="P29">Array<text:tab/>26</text:p>
          <text:p text:style-name="P30">Array Literals<text:tab/>26</text:p>
          <text:p text:style-name="P30">Class Methods<text:tab/>26</text:p>
          <text:p text:style-name="P30">Instance Methods<text:tab/>26</text:p>
          <text:p text:style-name="P30">See Also<text:tab/>26</text:p>
          <text:p text:style-name="P29">Class<text:tab/>27</text:p>
          <text:p text:style-name="P30">Instance Methods<text:tab/>27</text:p>
          <text:p text:style-name="P30">See Also<text:tab/>27</text:p>
          <text:p text:style-name="P29">Complex<text:tab/>28</text:p>
          <text:p text:style-name="P30">Complex Literals<text:tab/>28</text:p>
          <text:p text:style-name="P30">Instance Methods<text:tab/>29</text:p>
          <text:p text:style-name="P30">Instance Stubs<text:tab/>29</text:p>
          <text:p text:style-name="P30">See Also<text:tab/>29</text:p>
          <text:p text:style-name="P29">FalseClass<text:tab/>30</text:p>
          <text:p text:style-name="P30">Instance Methods<text:tab/>30</text:p>
          <text:p text:style-name="P30">See Also<text:tab/>30</text:p>
          <text:p text:style-name="P29">Float<text:tab/>32</text:p>
          <text:p text:style-name="P30">Float Literals<text:tab/>32</text:p>
          <text:p text:style-name="P30">See Also<text:tab/>32</text:p>
          <text:p text:style-name="P29">Hash<text:tab/>33</text:p>
          <text:p text:style-name="P30">Hash Literals<text:tab/>33</text:p>
          <text:p text:style-name="P30">Instance Methods<text:tab/>33</text:p>
          <text:p text:style-name="P30">See Also<text:tab/>33</text:p>
          <text:p text:style-name="P29">InStream<text:tab/>34</text:p>
          <text:p text:style-name="P30">Class Methods<text:tab/>34</text:p>
          <text:p text:style-name="P30">Instance Methods<text:tab/>34</text:p>
          <text:p text:style-name="P30">See Also<text:tab/>34</text:p>
          <text:p text:style-name="P29">Integer<text:tab/>35</text:p>
          <text:p text:style-name="P30">Integer Literals<text:tab/>35</text:p>
          <text:p text:style-name="P30">Instance Methods<text:tab/>35</text:p>
          <text:p text:style-name="P30">See Also<text:tab/>35</text:p>
          <text:p text:style-name="P29">MaxNumeric<text:tab/>37</text:p>
          <text:p text:style-name="P29">MinNumeric<text:tab/>38</text:p>
          <text:p text:style-name="P29">NilClass<text:tab/>39</text:p>
          <text:p text:style-name="P30">Instance Methods<text:tab/>39</text:p>
          <text:p text:style-name="P30">See Also<text:tab/>39</text:p>
          <text:p text:style-name="P29">Numeric<text:tab/>40</text:p>
          <text:p text:style-name="P30">Instance Methods<text:tab/>40</text:p>
          <text:p text:style-name="P30">See Also<text:tab/>40</text:p>
          <text:p text:style-name="P29">Object<text:tab/>41</text:p>
          <text:p text:style-name="P30">Instance Methods<text:tab/>41</text:p>
          <text:p text:style-name="P30">See Also<text:tab/>50</text:p>
          <text:p text:style-name="P29">OutStream<text:tab/>51</text:p>
          <text:p text:style-name="P30">Class Methods<text:tab/>51</text:p>
          <text:p text:style-name="P30">Instance Methods<text:tab/>51</text:p>
          <text:p text:style-name="P30">Class Stubs<text:tab/>51</text:p>
          <text:p text:style-name="P30">See Also<text:tab/>51</text:p>
          <text:p text:style-name="P29">Procedure<text:tab/>52</text:p>
          <text:p text:style-name="P30">Procedure Literals<text:tab/>52</text:p>
          <text:p text:style-name="P30">Instance Methods<text:tab/>52</text:p>
          <text:p text:style-name="P30">See Also<text:tab/>52</text:p>
          <text:p text:style-name="P29">Queue<text:tab/>53</text:p>
          <text:p text:style-name="P30">Instance Methods<text:tab/>53</text:p>
          <text:p text:style-name="P30">See Also<text:tab/>53</text:p>
          <text:p text:style-name="P29"><text:soft-page-break/>Rational<text:tab/>54</text:p>
          <text:p text:style-name="P30">Rational Literals<text:tab/>54</text:p>
          <text:p text:style-name="P30">Instance Methods<text:tab/>54</text:p>
          <text:p text:style-name="P30">See Also<text:tab/>55</text:p>
          <text:p text:style-name="P29">Stack<text:tab/>56</text:p>
          <text:p text:style-name="P30">Instance Methods<text:tab/>56</text:p>
          <text:p text:style-name="P30">See Also<text:tab/>56</text:p>
          <text:p text:style-name="P29">String<text:tab/>57</text:p>
          <text:p text:style-name="P30">String Literals<text:tab/>57</text:p>
          <text:p text:style-name="P30">Instance Methods<text:tab/>57</text:p>
          <text:p text:style-name="P30">See Also<text:tab/>57</text:p>
          <text:p text:style-name="P29">Thread<text:tab/>58</text:p>
          <text:p text:style-name="P30">Class Methods<text:tab/>58</text:p>
          <text:p text:style-name="P30">Instance Methods<text:tab/>58</text:p>
          <text:p text:style-name="P30">See Also<text:tab/>58</text:p>
          <text:p text:style-name="P29">TrueClass<text:tab/>59</text:p>
          <text:p text:style-name="P30">See Also<text:tab/>59</text:p>
          <text:p text:style-name="P29">VirtualMachine<text:tab/>60</text:p>
          <text:p text:style-name="P30">Instance Methods<text:tab/>60</text:p>
          <text:p text:style-name="P30">Commands<text:tab/>62</text:p>
          <text:p text:style-name="P30">See Also<text:tab/>63</text:p>
          <text:p text:style-name="P29">Appendix A – Symbol Glossary<text:tab/>64</text:p>
          <text:p text:style-name="P29">Appendix B – Regular Expressions<text:tab/>66</text:p>
          <text:p text:style-name="P29">Edit History:<text:tab/>68</text:p>
        </text:index-body>
      </text:table-of-content>
      <text:p text:style-name="Text_20_body"/>
      <text:h text:style-name="P2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6"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786702333555774770" text:style-name="L1">
        <text:list-item>
          <text:p text:style-name="P34">A Simple, Easy-to-Understand syntax that is none the less, Expressive and Compact:</text:p>
        </text:list-item>
      </text:list>
      <text:list xml:id="list3667794553291103505"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35414109" text:continue-list="list8786702333555774770" text:style-name="L1">
        <text:list-item>
          <text:p text:style-name="P34">Safe Data and Data Structures:</text:p>
        </text:list-item>
      </text:list>
      <text:list xml:id="list2998416641264782422" text:style-name="L3">
        <text:list-item>
          <text:list>
            <text:list-item>
              <text:p text:style-name="P36">Simple, reliable arithmetic. In fOOrth, integer operations never overflow. Rational values can be represented exactly, complex numbers are supported, and conversions between numeric types are simple.</text:p>
            </text:list-item>
            <text:list-item>
              <text:p text:style-name="P36">Strings grow as needed without the need to allocate space or worry about overflow.</text:p>
            </text:list-item>
            <text:list-item>
              <text:p text:style-name="P36">Data containers such as arrays and hashes grow as needed. Out of range subscripts <text:soft-page-break/>cannot access undefined memory regions. </text:p>
            </text:list-item>
          </text:list>
        </text:list-item>
      </text:list>
      <text:list xml:id="list35425363" text:continue-list="list35414109" text:style-name="L1">
        <text:list-item>
          <text:p text:style-name="P34">Message Passing:</text:p>
        </text:list-item>
      </text:list>
      <text:list xml:id="list539797991220828155" text:style-name="L4">
        <text:list-item>
          <text:list>
            <text:list-item>
              <text:p text:style-name="P45">In fOOrth all actions take the form of messages sent to a receiver.</text:p>
            </text:list-item>
            <text:list-item>
              <text:p text:style-name="P45">The routing of messages is specified by the exact type of the message.</text:p>
            </text:list-item>
            <text:list-item>
              <text:p text:style-name="P45">Message receivers include data items on the stack as well as the virtual machine object associated with the current thread of execution.</text:p>
            </text:list-item>
            <text:list-item>
              <text:p text:style-name="P45">Messages for which no routing specification can be found, generate an error at compile time.</text:p>
            </text:list-item>
          </text:list>
        </text:list-item>
      </text:list>
      <text:list xml:id="list35406719" text:continue-list="list35425363" text:style-name="L1">
        <text:list-item>
          <text:p text:style-name="P34">Object Oriented Design:</text:p>
        </text:list-item>
      </text:list>
      <text:list xml:id="list5015880895626279655" text:style-name="L5">
        <text:list-item>
          <text:list>
            <text:list-item>
              <text:p text:style-name="P37">Support class based inheritance, with a non-cyclic (single inheritance) tree derived from a common base Object class.</text:p>
            </text:list-item>
            <text:list-item>
              <text:p text:style-name="P46">Support late binding and polymorphism through message interface compatibility or “duck” typing.</text:p>
            </text:list-item>
          </text:list>
        </text:list-item>
      </text:list>
      <text:list xml:id="list35423562" text:continue-list="list35406719" text:style-name="L1">
        <text:list-item>
          <text:p text:style-name="P34">Meta programming: </text:p>
        </text:list-item>
      </text:list>
      <text:list xml:id="list8523932890480536449" text:style-name="L6">
        <text:list-item>
          <text:list>
            <text:list-item>
              <text:p text:style-name="P47">Support extensible language constructs by making the compiler an accessible part of the system.</text:p>
            </text:list-item>
          </text:list>
        </text:list-item>
      </text:list>
      <text:list xml:id="list35422384" text:continue-list="list35423562" text:style-name="L1">
        <text:list-item>
          <text:p text:style-name="P34">Reliability:</text:p>
        </text:list-item>
      </text:list>
      <text:list xml:id="list6833587599186509353" text:style-name="L7">
        <text:list-item>
          <text:list>
            <text:list-item>
              <text:p text:style-name="P48">Errors should be detected as soon as possible. </text:p>
            </text:list-item>
            <text:list-item>
              <text:p text:style-name="P48">Language constructs should not be designed in a way that causes simple coding errors to spin off into infinite loops. </text:p>
            </text:list-item>
          </text:list>
        </text:list-item>
      </text:list>
      <text:list xml:id="list35432475" text:continue-list="list35422384" text:style-name="L1">
        <text:list-item>
          <text:p text:style-name="P38">Building on the host language:</text:p>
        </text:list-item>
      </text:list>
      <text:list xml:id="list5459614358725003628" text:style-name="L8">
        <text:list-item>
          <text:list>
            <text:list-item>
              <text:p text:style-name="P3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950487343036388879" text:style-name="L9">
        <text:list-item>
          <text:p text:style-name="P49">ruby 1.9.3p484 (2013-11-22) [i386-mingw32]</text:p>
        </text:list-item>
        <text:list-item>
          <text:p text:style-name="P49">ruby 2.1.5p273 (2014-11-13 revision 48405) [i386-mingw32]</text:p>
        </text:list-item>
        <text:list-item>
          <text:p text:style-name="P49">Rubinius – to be tested!</text:p>
        </text:list-item>
        <text:list-item>
          <text:p text:style-name="P4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215980840"/>Rake<text:alphabetical-index-mark-end text:id="IMark21598084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15980840"/>Demo.rb<text:alphabetical-index-mark-end text:id="IMark21598084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17491044"/>drop<text:alphabetical-index-mark-end text:id="IMark11749104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17491044"/>dup<text:alphabetical-index-mark-end text:id="IMark11749104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3">&gt;</text:p>
          </table:table-cell>
        </table:table-row>
        <table:table-row table:style-name="Table54.1">
          <table:table-cell table:style-name="Table54.A2" office:value-type="string">
            <text:p text:style-name="P13"><text:alphabetical-index-mark-start text:id="IMark117491044"/>nip<text:alphabetical-index-mark-end text:id="IMark11749104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17491044"/>over<text:alphabetical-index-mark-end text:id="IMark11749104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17491044"/>pick<text:alphabetical-index-mark-end text:id="IMark11749104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17491044"/>swap<text:alphabetical-index-mark-end text:id="IMark11749104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3">&gt;</text:p>
          </table:table-cell>
        </table:table-row>
        <table:table-row table:style-name="Table54.1">
          <table:table-cell table:style-name="Table54.A2" office:value-type="string">
            <text:p text:style-name="P13"><text:alphabetical-index-mark-start text:id="IMark117491044"/>tuck<text:alphabetical-index-mark-end text:id="IMark11749104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33536506692829597" text:style-name="L10">
        <text:list-item>
          <text:p text:style-name="P40">To store return addresses for word calls. In fOOrth this is handled by the Ruby virtual machine.</text:p>
        </text:list-item>
        <text:list-item>
          <text:p text:style-name="P40">To store context for control structures. In fOOrth the context mechanism provides for a far richer and more reliable set of control, compile, and data structures.</text:p>
        </text:list-item>
        <text:list-item>
          <text:p text:style-name="P4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Queu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216047916"/>Classes<text:alphabetical-index-mark-end text:id="IMark216047916"/></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216047916"/>Inheritance<text:alphabetical-index-mark-end text:id="IMark216047916"/></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216047916"/>Methods<text:alphabetical-index-mark-end text:id="IMark216047916"/></text:h>
      <text:p text:style-name="P3">All code in fOOrth is contained in methods. A method is a fragment of code that an object uses to respond to a message that has been sent to that object. In fOOrth there are three sorts of methods:</text:p>
      <text:list xml:id="list6651719394492132472" text:style-name="L11">
        <text:list-item>
          <text:p text:style-name="P41">Shared: Methods that are common to all instances of the class that contains them.</text:p>
        </text:list-item>
        <text:list-item>
          <text:p text:style-name="P41">Exclusive: Methods that are defined for one and only one object (and all of its clones that are created <text:span text:style-name="T2">after</text:span> the exclusive method is defined.).</text:p>
        </text:list-item>
        <text:list-item>
          <text:p text:style-name="P41">Local: Methods that are created in a context and are accessible only in that context. When the context concludes, these methods are no longer accessible.</text:p>
        </text:list-item>
      </text:list>
      <text:h text:style-name="Heading_20_3" text:outline-level="3"><text:alphabetical-index-mark-start text:id="IMark117490420"/>Late Binding<text:alphabetical-index-mark-end text:id="IMark117490420"/> and <text:alphabetical-index-mark-start text:id="IMark216050556"/>Polymorphism<text:alphabetical-index-mark-end text:id="IMark21605055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216050556"/>Method Mapping<text:alphabetical-index-mark-end text:id="IMark21605055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2664170871649524529" text:style-name="L12">
        <text:list-item>
          <text:p text:style-name="P42">The strings used by fOOrth needed to be converted to Ruby symbols to allow code to be executed in Ruby.</text:p>
        </text:list-item>
        <text:list-item>
          <text:p text:style-name="P4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17490420"/>SymbolMap<text:alphabetical-index-mark-end text:id="IMark117490420"/> class. This class creates mappings in one of two ways:</text:p>
      <text:list xml:id="list7420592268729903529" text:style-name="L13">
        <text:list-item>
          <text:p text:style-name="P4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4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17490420"/>Routing<text:alphabetical-index-mark-end text:id="IMark117490420"/></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031161007143816893" text:style-name="L14">
        <text:list-item>
          <text:p text:style-name="P44">The defining word used to create the method.</text:p>
        </text:list-item>
        <text:list-item>
          <text:p text:style-name="P44">The receiver of the defining word used to create the method.</text:p>
        </text:list-item>
        <text:list-item>
          <text:p text:style-name="P4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17491044"/>:<text:alphabetical-index-mark-end text:id="IMark117491044"/></text:p>
          </table:table-cell>
          <table:table-cell table:style-name="Table9.A2" office:value-type="string">
            <text:p text:style-name="P10">N/A</text:p>
          </table:table-cell>
          <table:table-cell table:style-name="Table9.A2" office:value-type="string">
            <text:p text:style-name="P17">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17491044"/>.:<text:alphabetical-index-mark-end text:id="IMark11749104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17491044"/>.::<text:alphabetical-index-mark-end text:id="IMark11749104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17491764"/>do_map_name<text:alphabetical-index-mark-end text:id="IMark11749176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17491764"/>Array<text:alphabetical-index-mark-end text:id="IMark11749176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17491764"/>Class<text:alphabetical-index-mark-end text:id="IMark117491764"/></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17491764"/>Complex<text:alphabetical-index-mark-end text:id="IMark11749176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17493348"/>.cbrt<text:alphabetical-index-mark-end text:id="IMark117493348"/>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17490948"/>.e**<text:alphabetical-index-mark-end text:id="IMark117490948"/>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17493348"/>.split<text:alphabetical-index-mark-end text:id="IMark117493348"/>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17490948"/>.sqrt<text:alphabetical-index-mark-end text:id="IMark117490948"/>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17491332"/>FalseClass<text:alphabetical-index-mark-end text:id="IMark11749133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17490948"/>&amp;&amp;<text:alphabetical-index-mark-end text:id="IMark11749094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17490948"/>^^<text:alphabetical-index-mark-end text:id="IMark11749094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17490948"/>||<text:alphabetical-index-mark-end text:id="IMark11749094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17491332"/>Float<text:alphabetical-index-mark-end text:id="IMark11749133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17490228"/>Hash<text:alphabetical-index-mark-end text:id="IMark11749022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17490228"/>InStream<text:alphabetical-index-mark-end text:id="IMark11749022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17490228"/>Integer<text:alphabetical-index-mark-end text:id="IMark11749022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17492868"/><text:alphabetical-index-mark-start text:id="IMark117492916"/>MaxNumeric<text:alphabetical-index-mark-end text:id="IMark117492916"/><text:alphabetical-index-mark-end text:id="IMark117492868"/></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17492868"/><text:alphabetical-index-mark-start text:id="IMark117492916"/>MinNumeric<text:alphabetical-index-mark-end text:id="IMark117492916"/><text:alphabetical-index-mark-end text:id="IMark117492868"/></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17492868"/><text:alphabetical-index-mark-start text:id="IMark117492916"/><text:alphabetical-index-mark-start text:id="IMark117492724"/>NilClass<text:alphabetical-index-mark-end text:id="IMark117492724"/><text:alphabetical-index-mark-end text:id="IMark117492916"/><text:alphabetical-index-mark-end text:id="IMark117492868"/></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17492436"/>&amp;&amp;<text:alphabetical-index-mark-end text:id="IMark11749243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17492436"/>^^<text:alphabetical-index-mark-end text:id="IMark11749243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17492436"/>||<text:alphabetical-index-mark-end text:id="IMark11749243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17492868"/>Numeric<text:alphabetical-index-mark-end text:id="IMark11749286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17492868"/>Object<text:alphabetical-index-mark-end text:id="IMark117492868"/></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17492436"/>&amp;&amp;<text:alphabetical-index-mark-end text:id="IMark11749243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17492436"/>)methods<text:alphabetical-index-mark-end text:id="IMark11749243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17492436"/>.<text:alphabetical-index-mark-end text:id="IMark11749243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17492436"/>.::<text:alphabetical-index-mark-end text:id="IMark11749243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17492436"/>inst:<text:alphabetical-index-mark-end text:id="IMark11749243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17492436"/>local:<text:alphabetical-index-mark-end text:id="IMark11749243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216030464"/>super<text:alphabetical-index-mark-end text:id="IMark21603046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216030464"/>;<text:alphabetical-index-mark-end text:id="IMark21603046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216030464"/>.class<text:alphabetical-index-mark-end text:id="IMark216030464"/>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216030464"/>.clone<text:alphabetical-index-mark-end text:id="IMark21603046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216030464"/>.copy<text:alphabetical-index-mark-end text:id="IMark21603046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216030464"/>.init<text:alphabetical-index-mark-end text:id="IMark21603046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216030464"/>.is_class?<text:alphabetical-index-mark-end text:id="IMark216030464"/>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216030464"/>.name<text:alphabetical-index-mark-end text:id="IMark216030464"/>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216030464"/>.strlen<text:alphabetical-index-mark-end text:id="IMark216030464"/>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216030464"/>.to_f<text:alphabetical-index-mark-end text:id="IMark216030464"/>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216030464"/>.to_f!<text:alphabetical-index-mark-end text:id="IMark216030464"/>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216030464"/>.to_i<text:alphabetical-index-mark-end text:id="IMark21603046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216030464"/>.to_i!<text:alphabetical-index-mark-end text:id="IMark216030464"/>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216030464"/>.to_n<text:alphabetical-index-mark-end text:id="IMark21603046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216030464"/>.to_n!<text:alphabetical-index-mark-end text:id="IMark21603046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216030464"/>.to_r<text:alphabetical-index-mark-end text:id="IMark21603046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216030464"/>.to_r!<text:alphabetical-index-mark-end text:id="IMark21603046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216030464"/>.to_s<text:alphabetical-index-mark-end text:id="IMark216030464"/>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216030464"/>.to_x<text:alphabetical-index-mark-end text:id="IMark21603046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17547128"/>.to_x!<text:alphabetical-index-mark-end text:id="IMark11754712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17547128"/>&lt;&gt;<text:alphabetical-index-mark-end text:id="IMark117547128"/>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17547128"/>=<text:alphabetical-index-mark-end text:id="IMark117547128"/>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17547128"/>^^<text:alphabetical-index-mark-end text:id="IMark11754712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17547128"/>distinct?<text:alphabetical-index-mark-end text:id="IMark11754712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17547128"/>identical?<text:alphabetical-index-mark-end text:id="IMark11754712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17547128"/>max<text:alphabetical-index-mark-end text:id="IMark11754712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17547128"/>min<text:alphabetical-index-mark-end text:id="IMark1175471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17547128"/>nil&lt;&gt;<text:alphabetical-index-mark-end text:id="IMark11754712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17547128"/>nil=<text:alphabetical-index-mark-end text:id="IMark11754712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17547128"/>not<text:alphabetical-index-mark-end text:id="IMark11754712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17547128"/>||<text:alphabetical-index-mark-end text:id="IMark11754712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17492868"/>OutStream<text:alphabetical-index-mark-end text:id="IMark11749286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17492868"/>Procedure<text:alphabetical-index-mark-end text:id="IMark117492868"/></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17492868"/>Queue<text:alphabetical-index-mark-end text:id="IMark117492868"/></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17492868"/>Rational<text:alphabetical-index-mark-end text:id="IMark11749286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17490900"/>.split<text:alphabetical-index-mark-end text:id="IMark1174909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17491188"/>Stack<text:alphabetical-index-mark-end text:id="IMark11749118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17491188"/>String<text:alphabetical-index-mark-end text:id="IMark11749118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17491188"/>Thread<text:alphabetical-index-mark-end text:id="IMark11749118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17491188"/><text:alphabetical-index-mark-start text:id="IMark117493588"/><text:alphabetical-index-mark-start text:id="IMark117490468"/>TrueClass<text:alphabetical-index-mark-end text:id="IMark117490468"/><text:alphabetical-index-mark-end text:id="IMark117493588"/><text:alphabetical-index-mark-end text:id="IMark11749118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text:alphabetical-index-mark-start text:id="IMark117491188"/>VirtualMachine<text:alphabetical-index-mark-end text:id="IMark11749118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17491188"/>Commands<text:alphabetical-index-mark-end text:id="IMark11749118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2">A</text:p>
          <text:p text:style-name="P31">Array<text:tab/>26</text:p>
          <text:p text:style-name="P32">C</text:p>
          <text:p text:style-name="P31">Class<text:tab/>27</text:p>
          <text:p text:style-name="P31">Classes<text:tab/>20</text:p>
          <text:p text:style-name="P31">Commands<text:tab/>62</text:p>
          <text:p text:style-name="P31">Complex<text:tab/>28</text:p>
          <text:p text:style-name="P32">D</text:p>
          <text:p text:style-name="P31">Demo.rb<text:tab/>10</text:p>
          <text:p text:style-name="P31">distinct?<text:tab/>48</text:p>
          <text:p text:style-name="P31">do_map_name<text:tab/>24</text:p>
          <text:p text:style-name="P31">drop<text:tab/>17</text:p>
          <text:p text:style-name="P31">dup<text:tab/>17</text:p>
          <text:p text:style-name="P32">F</text:p>
          <text:p text:style-name="P31">FalseClass<text:tab/>30</text:p>
          <text:p text:style-name="P31">Float<text:tab/>32</text:p>
          <text:p text:style-name="P32">H</text:p>
          <text:p text:style-name="P31">Hash<text:tab/>33</text:p>
          <text:p text:style-name="P32">I</text:p>
          <text:p text:style-name="P31">identical?<text:tab/>49</text:p>
          <text:p text:style-name="P31">Inheritance<text:tab/>21</text:p>
          <text:p text:style-name="P31">inst:<text:tab/>42</text:p>
          <text:p text:style-name="P31">InStream<text:tab/>34</text:p>
          <text:p text:style-name="P31">Integer<text:tab/>35</text:p>
          <text:p text:style-name="P32">L</text:p>
          <text:p text:style-name="P31">Late Binding<text:tab/>21</text:p>
          <text:p text:style-name="P31">local:<text:tab/>42</text:p>
          <text:p text:style-name="P32">M</text:p>
          <text:p text:style-name="P31">max<text:tab/>49</text:p>
          <text:p text:style-name="P31">MaxNumeric<text:tab/>37</text:p>
          <text:p text:style-name="P31">Method Mapping<text:tab/>22</text:p>
          <text:p text:style-name="P31">Methods<text:tab/>21</text:p>
          <text:p text:style-name="P31">min<text:tab/>49</text:p>
          <text:p text:style-name="P31">MinNumeric<text:tab/>38</text:p>
          <text:p text:style-name="P32">N</text:p>
          <text:p text:style-name="P31">nil&lt;&gt;<text:tab/>50</text:p>
          <text:p text:style-name="P31">nil=<text:tab/>50</text:p>
          <text:p text:style-name="P31">NilClass<text:tab/>39</text:p>
          <text:p text:style-name="P31">nip<text:tab/>17</text:p>
          <text:p text:style-name="P31">not<text:tab/>50</text:p>
          <text:p text:style-name="P31">Numeric<text:tab/>40</text:p>
          <text:p text:style-name="P32">O</text:p>
          <text:p text:style-name="P31">Object<text:tab/>41</text:p>
          <text:p text:style-name="P31">OutStream<text:tab/>51</text:p>
          <text:p text:style-name="P31">over<text:tab/>17</text:p>
          <text:p text:style-name="P32">P</text:p>
          <text:p text:style-name="P31">pick<text:tab/>17</text:p>
          <text:p text:style-name="P31">Polymorphism<text:tab/>21</text:p>
          <text:p text:style-name="P31">Procedure<text:tab/>52</text:p>
          <text:p text:style-name="P32">Q</text:p>
          <text:p text:style-name="P31">Queue<text:tab/>53</text:p>
          <text:p text:style-name="P32">R</text:p>
          <text:p text:style-name="P31">Rake<text:tab/>10</text:p>
          <text:p text:style-name="P31">Rational<text:tab/>54</text:p>
          <text:p text:style-name="P31">Routing<text:tab/>23</text:p>
          <text:p text:style-name="P32">S</text:p>
          <text:p text:style-name="P31">Stack<text:tab/>56</text:p>
          <text:p text:style-name="P31">String<text:tab/>57</text:p>
          <text:p text:style-name="P31">super<text:tab/>42</text:p>
          <text:p text:style-name="P31">swap<text:tab/>18</text:p>
          <text:p text:style-name="P31">SymbolMap<text:tab/>22</text:p>
          <text:p text:style-name="P32">T</text:p>
          <text:p text:style-name="P31">Thread<text:tab/>58</text:p>
          <text:p text:style-name="P31">TrueClass<text:tab/>59</text:p>
          <text:p text:style-name="P31">tuck<text:tab/>18</text:p>
          <text:p text:style-name="P32">V</text:p>
          <text:p text:style-name="P31">VirtualMachine<text:tab/>60</text:p>
          <text:p text:style-name="P32">^</text:p>
          <text:p text:style-name="P31">^^<text:tab/>30, 39, 48</text:p>
          <text:p text:style-name="P32">;</text:p>
          <text:p text:style-name="P31">;<text:tab/>42</text:p>
          <text:p text:style-name="P32">:</text:p>
          <text:p text:style-name="P31">:<text:tab/>23</text:p>
          <text:p text:style-name="P32">.</text:p>
          <text:p text:style-name="P31">.<text:tab/>41</text:p>
          <text:p text:style-name="P31">.:<text:tab/>23</text:p>
          <text:p text:style-name="P31">.::<text:tab/>23, 42</text:p>
          <text:p text:style-name="P31">.cbrt<text:tab/>29</text:p>
          <text:p text:style-name="P31">.class<text:tab/>42</text:p>
          <text:p text:style-name="P31">.clone<text:tab/>43</text:p>
          <text:p text:style-name="P31">.copy<text:tab/>43</text:p>
          <text:p text:style-name="P31">.e**<text:tab/>29</text:p>
          <text:p text:style-name="P31">.init<text:tab/>43</text:p>
          <text:p text:style-name="P31">.is_class?<text:tab/>43</text:p>
          <text:p text:style-name="P31">.name<text:tab/>44</text:p>
          <text:p text:style-name="P31">.split<text:tab/>29, 54</text:p>
          <text:p text:style-name="P31">.sqrt<text:tab/>29</text:p>
          <text:p text:style-name="P31">.strlen<text:tab/>44</text:p>
          <text:p text:style-name="P31">.to_f<text:tab/>44</text:p>
          <text:p text:style-name="P31">.to_f!<text:tab/>45</text:p>
          <text:p text:style-name="P31">.to_i<text:tab/>45</text:p>
          <text:p text:style-name="P31">.to_i!<text:tab/>45</text:p>
          <text:p text:style-name="P31">.to_n<text:tab/>45</text:p>
          <text:p text:style-name="P31">.to_n!<text:tab/>46</text:p>
          <text:p text:style-name="P31">.to_r<text:tab/>46</text:p>
          <text:p text:style-name="P31">.to_r!<text:tab/>47</text:p>
          <text:p text:style-name="P31">.to_s<text:tab/>47</text:p>
          <text:p text:style-name="P31">.to_x<text:tab/>47</text:p>
          <text:p text:style-name="P31">.to_x!<text:tab/>48</text:p>
          <text:p text:style-name="P32">)</text:p>
          <text:p text:style-name="P31">)methods<text:tab/>41</text:p>
          <text:p text:style-name="P32">&amp;</text:p>
          <text:p text:style-name="P31">&amp;&amp;<text:tab/>30, 39, 41</text:p>
          <text:p text:style-name="P32">&lt;</text:p>
          <text:p text:style-name="P31">&lt;&gt;<text:tab/>48</text:p>
          <text:p text:style-name="P32">=</text:p>
          <text:p text:style-name="P31">=<text:tab/>48</text:p>
          <text:p text:style-name="P32">|</text:p>
          <text:p text:style-name="P31">||<text:tab/>30, 39, 50</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6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7H32M47S</meta:editing-duration>
    <meta:editing-cycles>998</meta:editing-cycles>
    <meta:generator>OpenOffice/4.1.1$Win32 OpenOffice.org_project/411m6$Build-9775</meta:generator>
    <dc:date>2015-02-05T15:25:07.03</dc:date>
    <dc:creator>Peter Camilleri</dc:creator>
    <meta:document-statistic meta:table-count="54" meta:image-count="0" meta:object-count="0" meta:page-count="68" meta:paragraph-count="1561" meta:word-count="10046" meta:character-count="62359"/>
    <meta:template xlink:type="simple" xlink:actuate="onRequest" xlink:title="MyDefault" xlink:href="../../../../OpenOffice.org/3/user/template/MyDefault.ott" meta:date="2014-06-26T22:09:00.24"/>
  </office:meta>
</office:document-meta>
</file>